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ro3" style:family="table-row">
      <style:table-row-properties style:row-height="5.0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visibility="collapse" table:default-cell-style-name="ce1"/>
        <table:table-column table:style-name="co1" table:visibility="collapse" table:default-cell-style-name="ce2"/>
        <table:table-column table:style-name="co1" table:visibility="collapse" table:default-cell-style-name="ce1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31812126 <text:a xlink:href="https://lusi.lancaster.ac.uk/students/31812126/modules" xlink:type="simple"> </text:a></text:p>
          </table:table-cell>
          <table:table-cell/>
          <table:table-cell office:value-type="string" calcext:value-type="string">
            <text:p>Bolchinova, Angel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1954621 <text:a xlink:href="https://lusi.lancaster.ac.uk/students/31954621/modules" xlink:type="simple"> </text:a></text:p>
          </table:table-cell>
          <table:table-cell/>
          <table:table-cell office:value-type="string" calcext:value-type="string">
            <text:p>Pike, Max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0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17172 <text:a xlink:href="https://lusi.lancaster.ac.uk/students/31917172/modules" xlink:type="simple"> </text:a></text:p>
          </table:table-cell>
          <table:table-cell/>
          <table:table-cell office:value-type="string" calcext:value-type="string">
            <text:p>Sui, Boyu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1783806 <text:a xlink:href="https://lusi.lancaster.ac.uk/students/31783806/modules" xlink:type="simple"> </text:a></text:p>
          </table:table-cell>
          <table:table-cell/>
          <table:table-cell office:value-type="string" calcext:value-type="string">
            <text:p>Yao, X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76061 <text:a xlink:href="https://lusi.lancaster.ac.uk/students/31976061/modules" xlink:type="simple"> </text:a></text:p>
          </table:table-cell>
          <table:table-cell/>
          <table:table-cell office:value-type="string" calcext:value-type="string">
            <text:p>Bohan, Tom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1920499 <text:a xlink:href="https://lusi.lancaster.ac.uk/students/31920499/modules" xlink:type="simple"> </text:a></text:p>
          </table:table-cell>
          <table:table-cell/>
          <table:table-cell office:value-type="string" calcext:value-type="string">
            <text:p>Jia, Xinto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1951015 <text:a xlink:href="https://lusi.lancaster.ac.uk/students/31951015/modules" xlink:type="simple"> </text:a></text:p>
          </table:table-cell>
          <table:table-cell/>
          <table:table-cell office:value-type="string" calcext:value-type="string">
            <text:p>Khli-In, Apisar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867740 <text:a xlink:href="https://lusi.lancaster.ac.uk/students/31867740/modules" xlink:type="simple"> </text:a></text:p>
          </table:table-cell>
          <table:table-cell/>
          <table:table-cell office:value-type="string" calcext:value-type="string">
            <text:p>Sarma, Kausik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1959521 <text:a xlink:href="https://lusi.lancaster.ac.uk/students/31959521/modules" xlink:type="simple"> </text:a></text:p>
          </table:table-cell>
          <table:table-cell office:value-type="string" calcext:value-type="string">
            <text:p>cherly</text:p>
          </table:table-cell>
          <table:table-cell office:value-type="string" calcext:value-type="string">
            <text:p>Chen, Yanhu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1942873 <text:a xlink:href="https://lusi.lancaster.ac.uk/students/31942873/modules" xlink:type="simple"> </text:a>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ale, Alexandri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1973290 <text:a xlink:href="https://lusi.lancaster.ac.uk/students/31973290/modules" xlink:type="simple"> </text:a></text:p>
          </table:table-cell>
          <table:table-cell/>
          <table:table-cell office:value-type="string" calcext:value-type="string">
            <text:p>Hale, Thomas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1865728 <text:a xlink:href="https://lusi.lancaster.ac.uk/students/31865728/modules" xlink:type="simple"> </text:a></text:p>
          </table:table-cell>
          <table:table-cell/>
          <table:table-cell office:value-type="string" calcext:value-type="string">
            <text:p>Zhang, Yuni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65090 <text:a xlink:href="https://lusi.lancaster.ac.uk/students/31865090/modules" xlink:type="simple"> </text:a></text:p>
          </table:table-cell>
          <table:table-cell/>
          <table:table-cell office:value-type="string" calcext:value-type="string">
            <text:p>Ai, Yiran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985872 <text:a xlink:href="https://lusi.lancaster.ac.uk/students/31985872/modules" xlink:type="simple"> </text:a></text:p>
          </table:table-cell>
          <table:table-cell/>
          <table:table-cell office:value-type="string" calcext:value-type="string">
            <text:p>Ordonez, Jessic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31985153 <text:a xlink:href="https://lusi.lancaster.ac.uk/students/31985153/modules" xlink:type="simple"> </text:a></text:p>
          </table:table-cell>
          <table:table-cell/>
          <table:table-cell office:value-type="string" calcext:value-type="string">
            <text:p>Simpson, Oliver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ha, <text:s/>liuli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emma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I1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08:59:15.767565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39:34.900052202</meta:creation-date>
    <dc:date>2017-02-24T09:04:26.387075350</dc:date>
    <meta:editing-duration>PT2H48M2S</meta:editing-duration>
    <meta:editing-cycles>9</meta:editing-cycles>
    <meta:generator>LibreOffice/4.4.6.3$Linux_X86_64 LibreOffice_project/40m0$Build-3</meta:generator>
    <dc:creator>adrian </dc:creator>
    <meta:document-statistic meta:table-count="1" meta:cell-count="156" meta:object-count="0"/>
  </office:meta>
</office:document-meta>
</file>